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1dddd8" officeooo:paragraph-rsid="001dddd8" style:font-size-asian="14pt" style:font-weight-asian="bold" style:font-size-complex="14pt" style:font-weight-complex="bold"/>
    </style:style>
    <style:style style:name="P2" style:family="paragraph" style:parent-style-name="Standard">
      <style:text-properties fo:font-size="11pt" fo:font-weight="normal" officeooo:rsid="001dddd8" officeooo:paragraph-rsid="001dddd8" style:font-size-asian="9.60000038146973pt" style:font-weight-asian="normal" style:font-size-complex="11pt" style:font-weight-complex="normal"/>
    </style:style>
    <style:style style:name="P3" style:family="paragraph" style:parent-style-name="Standard">
      <style:text-properties fo:font-size="11pt" fo:font-weight="normal" officeooo:rsid="001f72c2" officeooo:paragraph-rsid="001fb7d0" style:font-size-asian="9.60000038146973pt" style:font-weight-asian="normal" style:font-size-complex="11pt" style:font-weight-complex="normal"/>
    </style:style>
    <style:style style:name="P4" style:family="paragraph" style:parent-style-name="Standard">
      <style:text-properties fo:font-size="12pt" fo:font-weight="bold" officeooo:rsid="001dddd8" officeooo:paragraph-rsid="001dddd8"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style:font-size-asian="10.5pt" style:font-size-complex="12pt"/>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1fb7d0"/>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Simulation 1 – Assignment 4 – Numerical Integration</text:p>
      <text:p text:style-name="P1"><text:span text:style-name="T1">Stephen O’Shea – 13321762 – JSTP</text:span></text:p>
      <text:p text:style-name="P1"><text:span text:style-name="T1"/></text:p>
      <text:p text:style-name="P1"><text:span text:style-name="T2">Goals:</text:span></text:p>
      <text:p text:style-name="P2">Implement an algorithm for approximating the integral of a function over a range a, b, where that function does not diverge at any point in the range, and to examine the relative error of the numerical approximation in comparison to the analytic value. In this case, the function being evaluated will be sin(x), over the range 0 to <text:span text:style-name="T3">π</text:span><text:span text:style-name="T4">. The analytic value for this integral is 2.</text:span></text:p>
      <text:p text:style-name="P2"><text:span text:style-name="T4"/></text:p>
      <text:p text:style-name="P2"><text:span text:style-name="T4"/></text:p>
      <text:p text:style-name="P4"><text:span text:style-name="T4">Background:</text:span></text:p>
      <text:p text:style-name="P3"><text:span text:style-name="T4">One of the simple methods for evaluating an integral numerically is the trapezoid rule, where the function is evaluated at several equally spaced points ranging over the interval, over which the integral is to be computed, and each of these is then multiplied </text:span><text:span text:style-name="T5">by a ‘weight’, defined in terms of the size of the region and the number of evaluation points. </text:span></text:p>
      <text:p text:style-name="P3"><text:span text:style-name="T5"><draw:frame draw:style-name="fr1" draw:name="Object1" text:anchor-type="as-char" svg:y="-0.743cm" svg:width="2.651cm" svg:height="1.198cm" draw:z-index="0"><draw:object xlink:href="./Object 1" xlink:type="simple" xlink:show="embed" xlink:actuate="onLoad"/><draw:image xlink:href="./ObjectReplacements/Object 1" xlink:type="simple" xlink:show="embed" xlink:actuate="onLoad"/></draw:frame></text:span></text:p>
      <text:p text:style-name="P3"><text:span text:style-name="T5"/></text:p>
      <text:p text:style-name="P3"><text:span text:style-name="T5">This is essentially equivalent to approximating the actual integral as many integrals of linear functions over small interval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7:25:06.250748000</meta:creation-date>
    <dc:date>2018-10-09T17:53:35.552607000</dc:date>
    <meta:editing-duration>PT7M18S</meta:editing-duration>
    <meta:editing-cycles>1</meta:editing-cycles>
    <meta:document-statistic meta:table-count="0" meta:image-count="0" meta:object-count="1" meta:page-count="1" meta:paragraph-count="8" meta:word-count="159" meta:character-count="968" meta:non-whitespace-character-count="811"/>
    <meta:generator>LibreOffice/6.0.6.2$MacOSX_X86_64 LibreOffice_project/0c292870b25a325b5ed35f6b45599d2ea4458e77</meta:generator>
  </office:meta>
</office:document-meta>
</file>

<file path=Object 1/content.xml><?xml version="1.0" encoding="utf-8"?>
<math xmlns="http://www.w3.org/1998/Math/MathML" display="block">
  <semantics>
    <mrow>
      <mrow>
        <munderover>
          <mo stretchy="false">∫</mo>
          <mi>a</mi>
          <mi>b</mi>
        </munderover>
        <mi>f</mi>
      </mrow>
      <mrow>
        <mrow>
          <mo fence="true" stretchy="false">(</mo>
          <mrow>
            <mi>x</mi>
          </mrow>
          <mo fence="true" stretchy="false">)</mo>
        </mrow>
        <mo stretchy="false">=</mo>
        <mrow>
          <munderover>
            <mo stretchy="false">∑</mo>
            <mn>1</mn>
            <mi>N</mi>
          </munderover>
          <mi mathvariant="normal">❑</mi>
        </mrow>
      </mrow>
    </mrow>
    <annotation encoding="StarMath 5.0">int from{a} to{b} f(x) = sum from{1} to {N} &lt;?&gt; </annotation>
  </semantics>
</math>
</file>